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" style:family="table">
      <style:table-properties style:width="2.8111in" table:align="left"/>
    </style:style>
    <style:style style:name="Таблиця2.A" style:family="table-column">
      <style:table-column-properties style:column-width="0.7028in"/>
    </style:style>
    <style:style style:name="Таблиця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.D1" style:family="table-cell">
      <style:table-cell-properties fo:padding="0.0382in" fo:border="0.5pt solid #000000" style:writing-mode="page"/>
    </style:style>
    <style:style style:name="Таблиця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6" style:family="table">
      <style:table-properties style:width="2.8111in" table:align="left"/>
    </style:style>
    <style:style style:name="Таблиця6.A" style:family="table-column">
      <style:table-column-properties style:column-width="0.7028in"/>
    </style:style>
    <style:style style:name="Таблиця6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6.D1" style:family="table-cell">
      <style:table-cell-properties fo:padding="0.0382in" fo:border="0.5pt solid #000000" style:writing-mode="page"/>
    </style:style>
    <style:style style:name="Таблиця6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6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4" style:family="table">
      <style:table-properties style:width="6.6931in" table:align="margins"/>
    </style:style>
    <style:style style:name="Таблиця4.A" style:family="table-column">
      <style:table-column-properties style:column-width="0.6694in" style:rel-column-width="6553*"/>
    </style:style>
    <style:style style:name="Таблиця4.J" style:family="table-column">
      <style:table-column-properties style:column-width="0.6694in" style:rel-column-width="6558*"/>
    </style:style>
    <style:style style:name="Таблиця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4.J1" style:family="table-cell">
      <style:table-cell-properties fo:padding="0.0382in" fo:border="0.5pt solid #000000" style:writing-mode="page"/>
    </style:style>
    <style:style style:name="Таблиця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4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5" style:family="table">
      <style:table-properties style:width="5.3125in" table:align="left"/>
    </style:style>
    <style:style style:name="Таблиця5.A" style:family="table-column">
      <style:table-column-properties style:column-width="0.6688in"/>
    </style:style>
    <style:style style:name="Таблиця5.B" style:family="table-column">
      <style:table-column-properties style:column-width="0.6694in"/>
    </style:style>
    <style:style style:name="Таблиця5.H" style:family="table-column">
      <style:table-column-properties style:column-width="0.6278in"/>
    </style:style>
    <style:style style:name="Таблиця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5.H1" style:family="table-cell">
      <style:table-cell-properties fo:padding="0.0382in" fo:border="0.5pt solid #000000" style:writing-mode="page"/>
    </style:style>
    <style:style style:name="Таблиця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5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11cd" officeooo:paragraph-rsid="00010371"/>
    </style:style>
    <style:style style:name="P2" style:family="paragraph" style:parent-style-name="Standard">
      <style:paragraph-properties fo:text-align="justify" style:justify-single-word="false"/>
      <style:text-properties officeooo:rsid="000b11cd" officeooo:paragraph-rsid="00010371"/>
    </style:style>
    <style:style style:name="P3" style:family="paragraph" style:parent-style-name="Standard">
      <style:text-properties officeooo:rsid="000b11cd" officeooo:paragraph-rsid="00010371"/>
    </style:style>
    <style:style style:name="P4" style:family="paragraph" style:parent-style-name="Standard">
      <style:text-properties officeooo:rsid="000b11cd" officeooo:paragraph-rsid="00266826"/>
    </style:style>
    <style:style style:name="P5" style:family="paragraph" style:parent-style-name="Standard">
      <style:paragraph-properties fo:text-align="justify" style:justify-single-word="false"/>
      <style:text-properties officeooo:paragraph-rsid="000c3894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0c3894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14f71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paragraph-rsid="000c3894"/>
    </style:style>
    <style:style style:name="P11" style:family="paragraph" style:parent-style-name="Standard">
      <style:text-properties officeooo:paragraph-rsid="00266826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10371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5bc5e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8075d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9d0cb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b7d91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0c3894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04189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2058c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3b200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4b506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9bcfb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0c3894" style:font-size-asian="12pt" style:font-name-complex="Times New Roman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12058c" style:font-size-asian="12pt" style:font-name-complex="Times New Roman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0c3894" style:font-size-asian="12pt" style:font-name-complex="Times New Roman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13b200" style:font-size-asian="12pt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0c3894" style:font-size-asian="12pt" style:font-name-complex="Times New Roman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0c3894" style:font-size-asian="12pt" style:font-name-complex="Times New Roman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1e3a75" style:font-size-asian="12pt" style:font-name-complex="Times New Roman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290c8" style:font-size-asian="12pt" style:font-name-complex="Times New Roman" style:font-size-complex="12pt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4b506" style:font-size-asian="12pt" style:font-name-complex="Times New Roman" style:font-size-complex="12pt"/>
    </style:style>
    <style:style style:name="P3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66826" style:font-size-asian="12pt" style:font-name-complex="Times New Roman" style:font-size-complex="12pt"/>
    </style:style>
    <style:style style:name="P3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88596" style:font-size-asian="12pt" style:font-name-complex="Times New Roman" style:font-size-complex="12pt"/>
    </style:style>
    <style:style style:name="P34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24b506" style:font-name-asian="Times New Roman" style:font-size-asian="12pt" style:font-name-complex="Times New Roman" style:font-size-complex="12pt"/>
    </style:style>
    <style:style style:name="P35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266826" style:font-name-asian="Times New Roman" style:font-size-asian="12pt" style:font-name-complex="Times New Roman" style:font-size-complex="12pt"/>
    </style:style>
    <style:style style:name="P3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09d0cb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010371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010371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02ba01" officeooo:paragraph-rsid="0002ba01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paragraph-rsid="00010371" style:font-name-asian="Noto Sans CJK SC Regular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24b506" style:font-name-asian="Times New Roman" style:font-size-asian="12pt" style:font-name-complex="Times New Roman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266826" style:font-name-asian="Times New Roman" style:font-size-asian="12pt" style:font-name-complex="Times New Roman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officeooo:paragraph-rsid="00010371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0b11cd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1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1a98e3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0d04ba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0b1a62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27f0bb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0b7d91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0c3894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0d8b81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493772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174e50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2a0340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08075d" style:font-name-asian="Ubuntu" style:font-size-asian="12pt" style:font-style-asian="normal" style:font-name-complex="Ubuntu" style:font-size-complex="12pt"/>
    </style:style>
    <style:style style:name="T41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2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3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6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47" style:family="text">
      <style:text-properties style:text-position="0% 100%" style:font-name="Times New Roman" fo:font-size="12pt" fo:letter-spacing="normal" fo:font-style="italic" officeooo:rsid="000c3894" style:font-name-asian="Symbol" style:font-size-asian="12pt" style:font-style-asian="italic" style:font-name-complex="Times New Roman" style:font-size-complex="12pt" style:font-style-complex="italic"/>
    </style:style>
    <style:style style:name="T48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49" style:family="text">
      <style:text-properties style:text-position="0% 100%" style:font-name="Times New Roman" fo:font-size="12pt" fo:letter-spacing="normal" fo:font-style="italic" officeooo:rsid="001823a6" style:font-name-asian="Times New Roman" style:font-size-asian="12pt" style:font-style-asian="italic" style:font-name-complex="Times New Roman" style:font-size-complex="12pt" style:font-style-complex="italic"/>
    </style:style>
    <style:style style:name="T50" style:family="text">
      <style:text-properties style:text-position="0% 100%" style:font-name="Times New Roman" fo:font-size="12pt" fo:letter-spacing="normal" fo:font-style="italic" officeooo:rsid="001823a6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2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3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4" style:family="text">
      <style:text-properties style:text-position="0% 100%" style:font-name="Times New Roman" fo:font-size="12pt" fo:letter-spacing="normal" fo:language="uk" fo:country="UA" fo:font-style="normal" officeooo:rsid="0024b506" style:font-name-asian="Symbol" style:font-size-asian="12pt" style:font-style-asian="normal" style:font-name-complex="Times New Roman" style:font-size-complex="12pt"/>
    </style:style>
    <style:style style:name="T55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officeooo:rsid="002b871e" style:font-size-asian="12pt" style:font-name-complex="Times New Roman" style:font-size-complex="12pt"/>
    </style:style>
    <style:style style:name="T58" style:family="text">
      <style:text-properties style:text-position="0% 100%" style:font-name="Times New Roman" fo:font-size="12pt" fo:letter-spacing="normal" officeooo:rsid="001823a6" style:font-size-asian="12pt" style:font-name-complex="Times New Roman" style:font-size-complex="12pt"/>
    </style:style>
    <style:style style:name="T59" style:family="text">
      <style:text-properties style:text-position="0% 100%" style:font-name="Times New Roman" fo:font-size="12pt" fo:letter-spacing="normal" officeooo:rsid="000c3894" style:font-size-asian="12pt" style:font-name-complex="Times New Roman" style:font-size-complex="12pt"/>
    </style:style>
    <style:style style:name="T60" style:family="text">
      <style:text-properties style:text-position="0% 100%" style:font-name="Times New Roman" fo:font-size="12pt" style:font-size-asian="12pt" style:font-name-complex="Times New Roman" style:font-size-complex="12pt"/>
    </style:style>
    <style:style style:name="T61" style:family="text">
      <style:text-properties style:text-position="0% 100%" style:font-name="Times New Roman" fo:font-size="12pt" officeooo:rsid="0002ba01" style:font-size-asian="12pt" style:font-name-complex="Times New Roman" style:font-size-complex="12pt"/>
    </style:style>
    <style:style style:name="T62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3" style:family="text">
      <style:text-properties style:text-position="0% 100%" style:font-name="Times New Roman1" fo:font-size="12pt" fo:letter-spacing="normal" fo:font-style="normal" officeooo:rsid="000c3894" style:font-name-asian="Times New Roman1" style:font-size-asian="12pt" style:font-style-asian="normal" style:font-name-complex="Times New Roman1" style:font-size-complex="12pt"/>
    </style:style>
    <style:style style:name="T64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65" style:family="text">
      <style:text-properties officeooo:rsid="000c911a"/>
    </style:style>
    <style:style style:name="T66" style:family="text">
      <style:text-properties style:font-name="Times New Roman1" officeooo:rsid="000f3f0e"/>
    </style:style>
    <style:style style:name="T67" style:family="text">
      <style:text-properties style:font-name="Times New Roman" fo:font-size="12pt" style:font-size-asian="12pt" style:font-name-complex="Times New Roman" style:font-size-complex="12pt"/>
    </style:style>
    <style:style style:name="T68" style:family="text">
      <style:text-properties style:font-name="Times New Roman" fo:font-size="12pt" officeooo:rsid="002aa8d0" style:font-size-asian="12pt" style:font-name-complex="Times New Roman" style:font-size-complex="12pt"/>
    </style:style>
    <style:style style:name="T69" style:family="text">
      <style:text-properties style:font-name="Times New Roman" fo:font-size="12pt" officeooo:rsid="000d8b81" style:font-size-asian="12pt" style:font-name-complex="Times New Roman" style:font-size-complex="12pt"/>
    </style:style>
    <style:style style:name="T70" style:family="text">
      <style:text-properties style:font-name="Times New Roman" fo:font-size="12pt" style:font-size-asian="12pt" style:font-size-complex="12pt"/>
    </style:style>
    <style:style style:name="T71" style:family="text">
      <style:text-properties style:font-name="Times New Roman" fo:font-size="12pt" officeooo:rsid="0017c029" style:font-size-asian="12pt" style:font-size-complex="12pt"/>
    </style:style>
    <style:style style:name="T72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3" style:family="text">
      <style:text-properties style:font-name="Times New Roman" fo:font-size="12pt" fo:language="uk" fo:country="UA" officeooo:rsid="001823a6" style:font-size-asian="12pt" style:font-name-complex="Times New Roman" style:font-size-complex="12pt"/>
    </style:style>
    <style:style style:name="T74" style:family="text">
      <style:text-properties style:font-name="Times New Roman" fo:font-size="12pt" fo:language="uk" fo:country="UA" fo:font-style="italic" officeooo:rsid="001823a6" style:font-size-asian="12pt" style:font-style-asian="italic" style:font-name-complex="Times New Roman" style:font-size-complex="12pt" style:font-style-complex="italic"/>
    </style:style>
    <style:style style:name="T75" style:family="text">
      <style:text-properties style:text-position="sub 58%"/>
    </style:style>
    <style:style style:name="T76" style:family="text">
      <style:text-properties style:text-position="sub 58%" style:font-name="Times New Roman" fo:font-size="12pt" style:font-size-asian="12pt" style:font-name-complex="Times New Roman" style:font-size-complex="12pt"/>
    </style:style>
    <style:style style:name="T77" style:family="text">
      <style:text-properties style:text-position="sub 58%" style:font-name="Times New Roman" fo:font-size="12pt" officeooo:rsid="0019391b" style:font-size-asian="12pt" style:font-name-complex="Times New Roman" style:font-size-complex="12pt"/>
    </style:style>
    <style:style style:name="T78" style:family="text">
      <style:text-properties style:text-position="sub 58%" style:font-name="Times New Roman" fo:font-size="12pt" officeooo:rsid="0002ba01" style:font-size-asian="12pt" style:font-name-complex="Times New Roman" style:font-size-complex="12pt"/>
    </style:style>
    <style:style style:name="T79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0" style:family="text">
      <style:text-properties style:text-position="sub 58%" style:font-name="Times New Roman" fo:font-size="12pt" fo:letter-spacing="normal" fo:font-style="normal" officeooo:rsid="00244f71" style:font-name-asian="Symbol" style:font-size-asian="12pt" style:font-style-asian="normal" style:font-name-complex="Times New Roman" style:font-size-complex="12pt"/>
    </style:style>
    <style:style style:name="T81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82" style:family="text">
      <style:text-properties style:text-position="sub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83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84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85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86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87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8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89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0" style:family="text">
      <style:text-properties style:text-position="super 58%" style:font-name="Times New Roman" fo:font-size="12pt" fo:letter-spacing="normal" fo:font-style="normal" officeooo:rsid="000c3894" style:font-name-asian="Symbol" style:font-size-asian="12pt" style:font-style-asian="normal" style:font-name-complex="Times New Roman" style:font-size-complex="12pt"/>
    </style:style>
    <style:style style:name="T91" style:family="text">
      <style:text-properties style:text-position="super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92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3" style:family="text">
      <style:text-properties style:text-position="super 58%" fo:font-size="12pt" style:font-size-asian="12pt" style:font-name-complex="Times New Roman" style:font-size-complex="12pt"/>
    </style:style>
    <style:style style:name="T94" style:family="text">
      <style:text-properties fo:language="uk" fo:country="UA" officeooo:rsid="001823a6"/>
    </style:style>
    <style:style style:name="T95" style:family="text">
      <style:text-properties fo:language="uk" fo:country="UA" officeooo:rsid="002bdf2f"/>
    </style:style>
    <style:style style:name="T96" style:family="text">
      <style:text-properties fo:language="uk" fo:country="UA" officeooo:rsid="000d8b81"/>
    </style:style>
    <style:style style:name="T97" style:family="text">
      <style:text-properties fo:font-size="12pt" style:font-size-asian="12pt" style:font-name-complex="Times New Roman" style:font-size-complex="12pt"/>
    </style:style>
    <style:style style:name="T98" style:family="text">
      <style:text-properties fo:font-size="12pt" officeooo:rsid="0028aedd" style:font-size-asian="12pt" style:font-name-complex="Times New Roman" style:font-size-complex="12pt"/>
    </style:style>
    <style:style style:name="T99" style:family="text">
      <style:text-properties fo:font-size="12pt" officeooo:rsid="000d8b81" style:font-size-asian="12pt" style:font-name-complex="Times New Roman" style:font-size-complex="12pt"/>
    </style:style>
    <style:style style:name="T100" style:family="text">
      <style:text-properties officeooo:rsid="0012db17"/>
    </style:style>
    <style:style style:name="T101" style:family="text">
      <style:text-properties officeooo:rsid="0014f71f"/>
    </style:style>
    <style:style style:name="T102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іант №<text:span text:style-name="T100">17</text:span></text:p>
      <text:p text:style-name="P15"><text:span text:style-name="Основной_20_текст4"><text:span text:style-name="T13">Застереження. </text:span></text:span></text:p>
      <text:p text:style-name="P15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39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36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3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3">і номер варіанту</text:span></text:span><text:span text:style-name="Основной_20_текст4"><text:span text:style-name="T20">.</text:span></text:span></text:p>
      <text:p text:style-name="P36"><text:span text:style-name="Основной_20_текст4"><text:span text:style-name="T4"/></text:span></text:p>
      <text:p text:style-name="P3">1. <text:span text:style-name="Основной_20_текст4"><text:span text:style-name="T1">Побудувати автомат Мілі, еквівалентний заданому автомату Мура:</text:span></text:span></text:p>
      <text:p text:style-name="P3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7"/>
          </table:table-cell>
          <table:table-cell table:style-name="Таблиця3.A1" office:value-type="string">
            <text:p text:style-name="P38">2</text:p>
          </table:table-cell>
          <table:table-cell table:style-name="Таблиця3.A1" office:value-type="string">
            <text:p text:style-name="P39">1</text:p>
          </table:table-cell>
          <table:table-cell table:style-name="Таблиця3.A1" office:value-type="string">
            <text:p text:style-name="P38">1</text:p>
          </table:table-cell>
          <table:table-cell table:style-name="Таблиця3.E1" office:value-type="string">
            <text:p text:style-name="P39">2</text:p>
          </table:table-cell>
        </table:table-row>
        <table:table-row table:style-name="Таблиця3.1">
          <table:table-cell table:style-name="Таблиця3.A2" office:value-type="string">
            <text:p text:style-name="P40"><text:span text:style-name="T65">δ</text:span>/<text:span text:style-name="T66">μ</text:span></text:p>
          </table:table-cell>
          <table:table-cell table:style-name="Таблиця3.A2" office:value-type="string">
            <text:p text:style-name="P43"><text:span text:style-name="T67">a</text:span><text:span text:style-name="T76">1</text:span></text:p>
          </table:table-cell>
          <table:table-cell table:style-name="Таблиця3.A2" office:value-type="string">
            <text:p text:style-name="P43"><text:span text:style-name="T67">a</text:span><text:span text:style-name="T76">2</text:span></text:p>
          </table:table-cell>
          <table:table-cell table:style-name="Таблиця3.A2" office:value-type="string">
            <text:p text:style-name="P43"><text:span text:style-name="T67">a</text:span><text:span text:style-name="T76">3</text:span></text:p>
          </table:table-cell>
          <table:table-cell table:style-name="Таблиця3.E2" office:value-type="string">
            <text:p text:style-name="P43"><text:span text:style-name="T67">a</text:span><text:span text:style-name="T76">4</text:span></text:p>
          </table:table-cell>
        </table:table-row>
        <table:table-row table:style-name="Таблиця3.1">
          <table:table-cell table:style-name="Таблиця3.A2" office:value-type="string">
            <text:p text:style-name="P43"><text:span text:style-name="T60">x</text:span><text:span text:style-name="T76">1</text:span></text:p>
          </table:table-cell>
          <table:table-cell table:style-name="Таблиця3.A2" office:value-type="string">
            <text:p text:style-name="P43"><text:span text:style-name="T60">a</text:span><text:span text:style-name="T78">2</text:span></text:p>
          </table:table-cell>
          <table:table-cell table:style-name="Таблиця3.A2" office:value-type="string">
            <text:p text:style-name="P43"><text:span text:style-name="T60">a</text:span><text:span text:style-name="T77">4</text:span></text:p>
          </table:table-cell>
          <table:table-cell table:style-name="Таблиця3.A2" office:value-type="string">
            <text:p text:style-name="P43"><text:span text:style-name="T60">a</text:span><text:span text:style-name="T76">4</text:span></text:p>
          </table:table-cell>
          <table:table-cell table:style-name="Таблиця3.E2" office:value-type="string">
            <text:p text:style-name="P43"><text:span text:style-name="T60">a</text:span><text:span text:style-name="T76">3</text:span></text:p>
          </table:table-cell>
        </table:table-row>
        <table:table-row table:style-name="Таблиця3.1">
          <table:table-cell table:style-name="Таблиця3.A2" office:value-type="string">
            <text:p text:style-name="P43"><text:span text:style-name="T60">x</text:span><text:span text:style-name="T76">2</text:span></text:p>
          </table:table-cell>
          <table:table-cell table:style-name="Таблиця3.A2" office:value-type="string">
            <text:p text:style-name="P43"><text:span text:style-name="T60">a</text:span><text:span text:style-name="T76">4</text:span></text:p>
          </table:table-cell>
          <table:table-cell table:style-name="Таблиця3.A2" office:value-type="string">
            <text:p text:style-name="P43"><text:span text:style-name="T60">a</text:span><text:span text:style-name="T77">2</text:span></text:p>
          </table:table-cell>
          <table:table-cell table:style-name="Таблиця3.A2" office:value-type="string">
            <text:p text:style-name="P43"><text:span text:style-name="T60">a</text:span><text:span text:style-name="T76">2</text:span></text:p>
          </table:table-cell>
          <table:table-cell table:style-name="Таблиця3.E2" office:value-type="string">
            <text:p text:style-name="P43"><text:span text:style-name="T60">a</text:span><text:span text:style-name="T76">1</text:span></text:p>
          </table:table-cell>
        </table:table-row>
      </table:table>
      <text:p text:style-name="P3"/>
      <text:p text:style-name="P4"><text:span text:style-name="Основной_20_текст4"><text:span text:style-name="T2">2. </text:span></text:span><text:span text:style-name="Основной_20_текст4"><text:span text:style-name="T51">Побудувати автомат Мура, еквiвалентний заданому автомату Мiлi:</text:span></text:span></text:p>
      <text:p text:style-name="P32"><text:span text:style-name="Основной_20_текст4"><text:span text:style-name="T51"/></text:span></text:p>
      <table:table table:name="Таблиця2" table:style-name="Таблиця2">
        <table:table-column table:style-name="Таблиця2.A" table:number-columns-repeated="4"/>
        <table:table-row table:style-name="TableLine94281355218256">
          <table:table-cell table:style-name="Таблиця2.A1" office:value-type="string">
            <text:p text:style-name="P35"><text:span text:style-name="Основной_20_текст4"><text:span text:style-name="T51">δ</text:span></text:span></text:p>
          </table:table-cell>
          <table:table-cell table:style-name="Таблиця2.A1" office:value-type="string">
            <text:p text:style-name="P42">1</text:p>
          </table:table-cell>
          <table:table-cell table:style-name="Таблиця2.A1" office:value-type="string">
            <text:p text:style-name="P42">2</text:p>
          </table:table-cell>
          <table:table-cell table:style-name="Таблиця2.D1" office:value-type="string">
            <text:p text:style-name="P42">3</text:p>
          </table:table-cell>
        </table:table-row>
        <table:table-row table:style-name="TableLine94281297971296">
          <table:table-cell table:style-name="Таблиця2.A2" office:value-type="string">
            <text:p text:style-name="P42">х<text:span text:style-name="T75">1</text:span></text:p>
          </table:table-cell>
          <table:table-cell table:style-name="Таблиця2.A2" office:value-type="string">
            <text:p text:style-name="P42">2</text:p>
          </table:table-cell>
          <table:table-cell table:style-name="Таблиця2.A2" office:value-type="string">
            <text:p text:style-name="P42">2</text:p>
          </table:table-cell>
          <table:table-cell table:style-name="Таблиця2.D2" office:value-type="string">
            <text:p text:style-name="P42">1</text:p>
          </table:table-cell>
        </table:table-row>
        <table:table-row table:style-name="TableLine94281327471920">
          <table:table-cell table:style-name="Таблиця2.A2" office:value-type="string">
            <text:p text:style-name="P42">х<text:span text:style-name="T75">2</text:span></text:p>
          </table:table-cell>
          <table:table-cell table:style-name="Таблиця2.A2" office:value-type="string">
            <text:p text:style-name="P42">1</text:p>
          </table:table-cell>
          <table:table-cell table:style-name="Таблиця2.A2" office:value-type="string">
            <text:p text:style-name="P42">3</text:p>
          </table:table-cell>
          <table:table-cell table:style-name="Таблиця2.D2" office:value-type="string">
            <text:p text:style-name="P42">1</text:p>
          </table:table-cell>
        </table:table-row>
      </table:table>
      <text:p text:style-name="P11"/>
      <table:table table:name="Таблиця6" table:style-name="Таблиця6">
        <table:table-column table:style-name="Таблиця6.A" table:number-columns-repeated="4"/>
        <table:table-row table:style-name="TableLine94281336309520">
          <table:table-cell table:style-name="Таблиця6.A1" office:value-type="string">
            <text:p text:style-name="P35"><text:span text:style-name="Основной_20_текст4"><text:span text:style-name="T51">λ</text:span></text:span></text:p>
          </table:table-cell>
          <table:table-cell table:style-name="Таблиця6.A1" office:value-type="string">
            <text:p text:style-name="P42">1</text:p>
          </table:table-cell>
          <table:table-cell table:style-name="Таблиця6.A1" office:value-type="string">
            <text:p text:style-name="P42">2</text:p>
          </table:table-cell>
          <table:table-cell table:style-name="Таблиця6.D1" office:value-type="string">
            <text:p text:style-name="P42">3</text:p>
          </table:table-cell>
        </table:table-row>
        <table:table-row table:style-name="TableLine94281335888224">
          <table:table-cell table:style-name="Таблиця6.A2" office:value-type="string">
            <text:p text:style-name="P42">х<text:span text:style-name="T75">1</text:span></text:p>
          </table:table-cell>
          <table:table-cell table:style-name="Таблиця6.A2" office:value-type="string">
            <text:p text:style-name="P42">1</text:p>
          </table:table-cell>
          <table:table-cell table:style-name="Таблиця6.A2" office:value-type="string">
            <text:p text:style-name="P42">2</text:p>
          </table:table-cell>
          <table:table-cell table:style-name="Таблиця6.D2" office:value-type="string">
            <text:p text:style-name="P42">1</text:p>
          </table:table-cell>
        </table:table-row>
        <table:table-row table:style-name="TableLine94281226202112">
          <table:table-cell table:style-name="Таблиця6.A2" office:value-type="string">
            <text:p text:style-name="P42">х<text:span text:style-name="T75">2</text:span></text:p>
          </table:table-cell>
          <table:table-cell table:style-name="Таблиця6.A2" office:value-type="string">
            <text:p text:style-name="P42">2</text:p>
          </table:table-cell>
          <table:table-cell table:style-name="Таблиця6.A2" office:value-type="string">
            <text:p text:style-name="P42">1</text:p>
          </table:table-cell>
          <table:table-cell table:style-name="Таблиця6.D2" office:value-type="string">
            <text:p text:style-name="P42">1</text:p>
          </table:table-cell>
        </table:table-row>
      </table:table>
      <text:p text:style-name="P4"><text:span text:style-name="Основной_20_текст4"><text:span text:style-name="T52"/></text:span></text:p>
      <text:p text:style-name="P2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3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40"><text:span text:style-name="T65">δ</text:span>/<text:span text:style-name="T65">λ</text:span></text:p>
          </table:table-cell>
          <table:table-cell table:style-name="Таблиця1.A1" office:value-type="string">
            <text:p text:style-name="P43"><text:span text:style-name="T67">a</text:span><text:span text:style-name="T76">1</text:span></text:p>
          </table:table-cell>
          <table:table-cell table:style-name="Таблиця1.A1" office:value-type="string">
            <text:p text:style-name="P43"><text:span text:style-name="T67">a</text:span><text:span text:style-name="T76">2</text:span></text:p>
          </table:table-cell>
          <table:table-cell table:style-name="Таблиця1.A1" office:value-type="string">
            <text:p text:style-name="P43"><text:span text:style-name="T67">a</text:span><text:span text:style-name="T76">3</text:span></text:p>
          </table:table-cell>
          <table:table-cell table:style-name="Таблиця1.A1" office:value-type="string">
            <text:p text:style-name="P43"><text:span text:style-name="T67">a</text:span><text:span text:style-name="T76">4</text:span></text:p>
          </table:table-cell>
          <table:table-cell table:style-name="Таблиця1.A1" office:value-type="string">
            <text:p text:style-name="P43"><text:span text:style-name="T67">a</text:span><text:span text:style-name="T76">5</text:span></text:p>
          </table:table-cell>
          <table:table-cell table:style-name="Таблиця1.A1" office:value-type="string">
            <text:p text:style-name="P43"><text:span text:style-name="T67">a</text:span><text:span text:style-name="T78">6</text:span></text:p>
          </table:table-cell>
          <table:table-cell table:style-name="Таблиця1.H1" office:value-type="string">
            <text:p text:style-name="P43"><text:span text:style-name="T67">a</text:span><text:span text:style-name="T76">7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0">x</text:span><text:span text:style-name="T76">1</text:span></text:p>
          </table:table-cell>
          <table:table-cell table:style-name="Таблиця1.A2" office:value-type="string">
            <text:p text:style-name="P43"><text:span text:style-name="T60">a</text:span><text:span text:style-name="T76">2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6">3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8">4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6">3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6">3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6">6</text:span><text:span text:style-name="T60">/1</text:span></text:p>
          </table:table-cell>
          <table:table-cell table:style-name="Таблиця1.H2" office:value-type="string">
            <text:p text:style-name="P43"><text:span text:style-name="T60">a</text:span><text:span text:style-name="T76">3</text:span><text:span text:style-name="T60">/1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0">x</text:span><text:span text:style-name="T76">2</text:span></text:p>
          </table:table-cell>
          <table:table-cell table:style-name="Таблиця1.A2" office:value-type="string">
            <text:p text:style-name="P43"><text:span text:style-name="T60">a</text:span><text:span text:style-name="T76">1</text:span><text:span text:style-name="T60">/2</text:span></text:p>
          </table:table-cell>
          <table:table-cell table:style-name="Таблиця1.A2" office:value-type="string">
            <text:p text:style-name="P43"><text:span text:style-name="T60">a</text:span><text:span text:style-name="T76">5</text:span><text:span text:style-name="T60">/2</text:span></text:p>
          </table:table-cell>
          <table:table-cell table:style-name="Таблиця1.A2" office:value-type="string">
            <text:p text:style-name="P43"><text:span text:style-name="T60">a</text:span><text:span text:style-name="T78">6</text:span><text:span text:style-name="T60">/2</text:span></text:p>
          </table:table-cell>
          <table:table-cell table:style-name="Таблиця1.A2" office:value-type="string">
            <text:p text:style-name="P43"><text:span text:style-name="T60">a</text:span><text:span text:style-name="T76">7</text:span><text:span text:style-name="T60">/2</text:span></text:p>
          </table:table-cell>
          <table:table-cell table:style-name="Таблиця1.A2" office:value-type="string">
            <text:p text:style-name="P43"><text:span text:style-name="T60">a</text:span><text:span text:style-name="T76">4</text:span><text:span text:style-name="T60">/2</text:span></text:p>
          </table:table-cell>
          <table:table-cell table:style-name="Таблиця1.A2" office:value-type="string">
            <text:p text:style-name="P43"><text:span text:style-name="T60">a</text:span><text:span text:style-name="T76">3</text:span><text:span text:style-name="T60">/2</text:span></text:p>
          </table:table-cell>
          <table:table-cell table:style-name="Таблиця1.H2" office:value-type="string">
            <text:p text:style-name="P43"><text:span text:style-name="T60">a</text:span><text:span text:style-name="T76">2</text:span><text:span text:style-name="T60">/2</text:span></text:p>
          </table:table-cell>
        </table:table-row>
        <table:table-row table:style-name="Таблиця1.1">
          <table:table-cell table:style-name="Таблиця1.A2" office:value-type="string">
            <text:p text:style-name="P43"><text:span text:style-name="T60">x</text:span><text:span text:style-name="T76">3</text:span></text:p>
          </table:table-cell>
          <table:table-cell table:style-name="Таблиця1.A2" office:value-type="string">
            <text:p text:style-name="P43"><text:span text:style-name="T60">a</text:span><text:span text:style-name="T76">7</text:span><text:span text:style-name="T60">/2</text:span></text:p>
          </table:table-cell>
          <table:table-cell table:style-name="Таблиця1.A2" office:value-type="string">
            <text:p text:style-name="P43"><text:span text:style-name="T60">a</text:span><text:span text:style-name="T76">4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8">5</text:span><text:span text:style-name="T60">/</text:span><text:span text:style-name="T61">2</text:span></text:p>
          </table:table-cell>
          <table:table-cell table:style-name="Таблиця1.A2" office:value-type="string">
            <text:p text:style-name="P43"><text:span text:style-name="T60">a</text:span><text:span text:style-name="T76">2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6">5</text:span><text:span text:style-name="T60">/1</text:span></text:p>
          </table:table-cell>
          <table:table-cell table:style-name="Таблиця1.A2" office:value-type="string">
            <text:p text:style-name="P43"><text:span text:style-name="T60">a</text:span><text:span text:style-name="T76">3</text:span><text:span text:style-name="T60">/1</text:span></text:p>
          </table:table-cell>
          <table:table-cell table:style-name="Таблиця1.H2" office:value-type="string">
            <text:p text:style-name="P43"><text:span text:style-name="T60">a</text:span><text:span text:style-name="T76">4</text:span><text:span text:style-name="T60">/1</text:span></text:p>
          </table:table-cell>
        </table:table-row>
      </table:table>
      <text:p text:style-name="P12"/>
      <text:p text:style-name="P21"><text:span text:style-name="Основной_20_текст4"><text:span text:style-name="T3">4. </text:span></text:span><text:span text:style-name="Основной_20_текст4"><text:span text:style-name="T56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86">1</text:span></text:span><text:span text:style-name="Основной_20_текст4"><text:span text:style-name="T56"> i A</text:span></text:span><text:span text:style-name="Основной_20_текст4"><text:span text:style-name="T86">2</text:span></text:span><text:span text:style-name="Основной_20_текст4"><text:span text:style-name="T56">.</text:span></text:span></text:p>
      <text:p text:style-name="P31"/>
      <text:p text:style-name="P31"><text:span text:style-name="Основной_20_текст4"><text:span text:style-name="T51">A</text:span></text:span><text:span text:style-name="Основной_20_текст4"><text:span text:style-name="T83">1</text:span></text:span><text:span text:style-name="Основной_20_текст4"><text:span text:style-name="T51">:</text:span></text:span></text:p>
      <text:p text:style-name="P31"><text:span text:style-name="Основной_20_текст4"><text:span text:style-name="T51"/></text:span></text:p>
      <table:table table:name="Таблиця4" table:style-name="Таблиця4">
        <table:table-column table:style-name="Таблиця4.A" table:number-columns-repeated="9"/>
        <table:table-column table:style-name="Таблиця4.J"/>
        <table:table-row table:style-name="TableLine94281340675600">
          <table:table-cell table:style-name="Таблиця4.A1" office:value-type="string">
            <text:p text:style-name="P34"><text:span text:style-name="Основной_20_текст4"><text:span text:style-name="T51">δ</text:span></text:span><text:span text:style-name="Основной_20_текст4"><text:span text:style-name="T83">1</text:span></text:span><text:span text:style-name="Основной_20_текст4"><text:span text:style-name="T51">/λ</text:span></text:span><text:span text:style-name="Основной_20_текст4"><text:span text:style-name="T83">1</text:span></text:span></text:p>
          </table:table-cell>
          <table:table-cell table:style-name="Таблиця4.A1" office:value-type="string">
            <text:p text:style-name="P41">1</text:p>
          </table:table-cell>
          <table:table-cell table:style-name="Таблиця4.A1" office:value-type="string">
            <text:p text:style-name="P41">2</text:p>
          </table:table-cell>
          <table:table-cell table:style-name="Таблиця4.A1" office:value-type="string">
            <text:p text:style-name="P41">3</text:p>
          </table:table-cell>
          <table:table-cell table:style-name="Таблиця4.A1" office:value-type="string">
            <text:p text:style-name="P41">4</text:p>
          </table:table-cell>
          <table:table-cell table:style-name="Таблиця4.A1" office:value-type="string">
            <text:p text:style-name="P41">5</text:p>
          </table:table-cell>
          <table:table-cell table:style-name="Таблиця4.A1" office:value-type="string">
            <text:p text:style-name="P41">6</text:p>
          </table:table-cell>
          <table:table-cell table:style-name="Таблиця4.A1" office:value-type="string">
            <text:p text:style-name="P41">7</text:p>
          </table:table-cell>
          <table:table-cell table:style-name="Таблиця4.A1" office:value-type="string">
            <text:p text:style-name="P41">8</text:p>
          </table:table-cell>
          <table:table-cell table:style-name="Таблиця4.J1" office:value-type="string">
            <text:p text:style-name="P41">9</text:p>
          </table:table-cell>
        </table:table-row>
        <text:soft-page-break/>
        <table:table-row table:style-name="TableLine94281219552672">
          <table:table-cell table:style-name="Таблиця4.A2" office:value-type="string">
            <text:p text:style-name="P41">х<text:span text:style-name="T75">1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1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5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8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1</text:span></text:span></text:p>
          </table:table-cell>
          <table:table-cell table:style-name="Таблиця4.J2" office:value-type="string">
            <text:p text:style-name="P34"><text:span text:style-name="Основной_20_текст4"><text:span text:style-name="T51">6/2</text:span></text:span></text:p>
          </table:table-cell>
        </table:table-row>
        <table:table-row table:style-name="TableLine94281286442736">
          <table:table-cell table:style-name="Таблиця4.A2" office:value-type="string">
            <text:p text:style-name="P41">х<text:span text:style-name="T75">2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3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7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3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3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7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7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7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4/1</text:span></text:span></text:p>
          </table:table-cell>
          <table:table-cell table:style-name="Таблиця4.J2" office:value-type="string">
            <text:p text:style-name="P34"><text:span text:style-name="Основной_20_текст4"><text:span text:style-name="T51">4/1</text:span></text:span></text:p>
          </table:table-cell>
        </table:table-row>
        <table:table-row table:style-name="TableLine94281332996256">
          <table:table-cell table:style-name="Таблиця4.A2" office:value-type="string">
            <text:p text:style-name="P41">х<text:span text:style-name="T75">3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3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9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2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2/1</text:span></text:span></text:p>
          </table:table-cell>
          <table:table-cell table:style-name="Таблиця4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4.J2" office:value-type="string">
            <text:p text:style-name="P34"><text:span text:style-name="Основной_20_текст4"><text:span text:style-name="T51">4/2</text:span></text:span></text:p>
          </table:table-cell>
        </table:table-row>
      </table:table>
      <text:p text:style-name="P31"><text:span text:style-name="Основной_20_текст4"><text:span text:style-name="T51"/></text:span></text:p>
      <text:p text:style-name="P31"><text:span text:style-name="Основной_20_текст4"><text:span text:style-name="T51">A</text:span></text:span><text:span text:style-name="Основной_20_текст4"><text:span text:style-name="T83">2</text:span></text:span><text:span text:style-name="Основной_20_текст4"><text:span text:style-name="T51">:</text:span></text:span></text:p>
      <text:p text:style-name="P31"><text:span text:style-name="Основной_20_текст4"><text:span text:style-name="T51"/></text:span></text:p>
      <table:table table:name="Таблиця5" table:style-name="Таблиця5">
        <table:table-column table:style-name="Таблиця5.A"/>
        <table:table-column table:style-name="Таблиця5.B" table:number-columns-repeated="4"/>
        <table:table-column table:style-name="Таблиця5.A"/>
        <table:table-column table:style-name="Таблиця5.B"/>
        <table:table-column table:style-name="Таблиця5.H"/>
        <table:table-row table:style-name="TableLine94281330298128">
          <table:table-cell table:style-name="Таблиця5.A1" office:value-type="string">
            <text:p text:style-name="P34"><text:span text:style-name="Основной_20_текст4"><text:span text:style-name="T51">δ</text:span></text:span><text:span text:style-name="Основной_20_текст4"><text:span text:style-name="T84">2</text:span></text:span><text:span text:style-name="Основной_20_текст4"><text:span text:style-name="T51">/λ</text:span></text:span><text:span text:style-name="Основной_20_текст4"><text:span text:style-name="T84">2</text:span></text:span></text:p>
          </table:table-cell>
          <table:table-cell table:style-name="Таблиця5.A1" office:value-type="string">
            <text:p text:style-name="P41">1</text:p>
          </table:table-cell>
          <table:table-cell table:style-name="Таблиця5.A1" office:value-type="string">
            <text:p text:style-name="P41">2</text:p>
          </table:table-cell>
          <table:table-cell table:style-name="Таблиця5.A1" office:value-type="string">
            <text:p text:style-name="P41">3</text:p>
          </table:table-cell>
          <table:table-cell table:style-name="Таблиця5.A1" office:value-type="string">
            <text:p text:style-name="P41">4</text:p>
          </table:table-cell>
          <table:table-cell table:style-name="Таблиця5.A1" office:value-type="string">
            <text:p text:style-name="P41">5</text:p>
          </table:table-cell>
          <table:table-cell table:style-name="Таблиця5.A1" office:value-type="string">
            <text:p text:style-name="P41">6</text:p>
          </table:table-cell>
          <table:table-cell table:style-name="Таблиця5.H1" office:value-type="string">
            <text:p text:style-name="P41">7</text:p>
          </table:table-cell>
        </table:table-row>
        <table:table-row table:style-name="TableLine94281286439344">
          <table:table-cell table:style-name="Таблиця5.A2" office:value-type="string">
            <text:p text:style-name="P41">х<text:span text:style-name="T75">1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4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6/1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4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5.H2" office:value-type="string">
            <text:p text:style-name="P34"><text:span text:style-name="Основной_20_текст4"><text:span text:style-name="T51">4/2</text:span></text:span></text:p>
          </table:table-cell>
        </table:table-row>
        <table:table-row table:style-name="TableLine94281300077264">
          <table:table-cell table:style-name="Таблиця5.A2" office:value-type="string">
            <text:p text:style-name="P41">х<text:span text:style-name="T75">2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7/1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5/1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7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7/1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5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5/2</text:span></text:span></text:p>
          </table:table-cell>
          <table:table-cell table:style-name="Таблиця5.H2" office:value-type="string">
            <text:p text:style-name="P34"><text:span text:style-name="Основной_20_текст4"><text:span text:style-name="T51">3/2</text:span></text:span></text:p>
          </table:table-cell>
        </table:table-row>
        <table:table-row table:style-name="TableLine94281280966576">
          <table:table-cell table:style-name="Таблиця5.A2" office:value-type="string">
            <text:p text:style-name="P41">х<text:span text:style-name="T75">3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5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3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2/1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6/2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1/1</text:span></text:span></text:p>
          </table:table-cell>
          <table:table-cell table:style-name="Таблиця5.A2" office:value-type="string">
            <text:p text:style-name="P34"><text:span text:style-name="Основной_20_текст4"><text:span text:style-name="T51">6/1</text:span></text:span></text:p>
          </table:table-cell>
          <table:table-cell table:style-name="Таблиця5.H2" office:value-type="string">
            <text:p text:style-name="P34"><text:span text:style-name="Основной_20_текст4"><text:span text:style-name="T51">2/1</text:span></text:span></text:p>
          </table:table-cell>
        </table:table-row>
      </table:table>
      <text:p text:style-name="P31"><text:span text:style-name="Основной_20_текст4"><text:span text:style-name="T51"/></text:span></text:p>
      <text:p text:style-name="P31"><text:span text:style-name="Основной_20_текст4"><text:span text:style-name="T54">5. </text:span></text:span><text:span text:style-name="Основной_20_текст4"><text:span text:style-name="T51">Довести, що iзоморфнi автомати є невiдрiзнюваними (еквiвалентними) мiж собою.</text:span></text:span></text:p>
      <text:p text:style-name="P33"><text:span text:style-name="Основной_20_текст4"><text:span text:style-name="T56"/></text:span></text:p>
      <text:p text:style-name="P14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88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79">1</text:span></text:span><text:span text:style-name="Основной_20_текст4"><text:span text:style-name="T5">, x</text:span></text:span><text:span text:style-name="Основной_20_текст4"><text:span text:style-name="T79">2</text:span></text:span><text:span text:style-name="Основной_20_текст4"><text:span text:style-name="T5">, x</text:span></text:span><text:span text:style-name="Основной_20_текст4"><text:span text:style-name="T79">3</text:span></text:span><text:span text:style-name="Основной_20_текст4"><text:span text:style-name="T5">, x</text:span></text:span><text:span text:style-name="Основной_20_текст4"><text:span text:style-name="T79">4</text:span></text:span><text:span text:style-name="Основной_20_текст4"><text:span text:style-name="T5">}</text:span></text:span><text:span text:style-name="Основной_20_текст4"><text:span text:style-name="T87">*</text:span></text:span><text:span text:style-name="Основной_20_текст4"><text:span text:style-name="T40">→</text:span></text:span><text:span text:style-name="Основной_20_текст4"><text:span text:style-name="T5">{0, 1}</text:span></text:span><text:span text:style-name="Основной_20_текст4"><text:span text:style-name="T87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0">1</text:span></text:span><text:span text:style-name="Основной_20_текст4"><text:span text:style-name="T5"> – символ, що позначає кінець виразу, x</text:span></text:span><text:span text:style-name="Основной_20_текст4"><text:span text:style-name="T80">2</text:span></text:span><text:span text:style-name="Основной_20_текст4"><text:span text:style-name="T5"> – права дужка, x</text:span></text:span><text:span text:style-name="Основной_20_текст4"><text:span text:style-name="T80">3</text:span></text:span><text:span text:style-name="Основной_20_текст4"><text:span text:style-name="T5"> – ліва дужка, x</text:span></text:span><text:span text:style-name="Основной_20_текст4"><text:span text:style-name="T80">4</text:span></text:span><text:span text:style-name="Основной_20_текст4"><text:span text:style-name="T5"> – будь-який символ, крім лівої і правої дужок та кінця виразу.</text:span></text:span></text:p>
      <text:p text:style-name="P13"><text:span text:style-name="Основной_20_текст4"><text:span text:style-name="T5"/></text:span></text:p>
      <text:p text:style-name="P16"><text:span text:style-name="Основной_20_текст4"><text:span text:style-name="T6">7. </text:span></text:span><text:span text:style-name="Основной_20_текст4"><text:span text:style-name="T24">Написати регулярний вираз, що задає подію </text:span></text:span><text:span text:style-name="Основной_20_текст4"><text:span text:style-name="T25">Р</text:span></text:span><text:span text:style-name="Основной_20_текст4"><text:span text:style-name="T62">∩</text:span></text:span><text:span text:style-name="Основной_20_текст4"><text:span text:style-name="T24">Q в алфавіті Х={0, 1}, де Р – подія, що складається лише з таких слів в алфавіті Х, </text:span></text:span><text:span text:style-name="Основной_20_текст4"><text:span text:style-name="T26">у </text:span></text:span><text:span text:style-name="Основной_20_текст4"><text:span text:style-name="T24">як</text:span></text:span><text:span text:style-name="Основной_20_текст4"><text:span text:style-name="T26">их </text:span></text:span><text:span text:style-name="Основной_20_текст4"><text:span text:style-name="T31">жодні дві</text:span></text:span><text:span text:style-name="Основной_20_текст4"><text:span text:style-name="T27"> </text:span></text:span><text:span text:style-name="Основной_20_текст4"><text:span text:style-name="T28">1 </text:span></text:span><text:span text:style-name="Основной_20_текст4"><text:span text:style-name="T31">чи жодні два 0 не стоять поруч</text:span></text:span><text:span text:style-name="Основной_20_текст4"><text:span text:style-name="T24">, а Q – </text:span></text:span><text:span text:style-name="Основной_20_текст4"><text:span text:style-name="T29">це множина всіх слів у</text:span></text:span><text:span text:style-name="Основной_20_текст4"><text:span text:style-name="T24"> алфавіті Х, </text:span></text:span><text:span text:style-name="Основной_20_текст4"><text:span text:style-name="T29">які починаються з </text:span></text:span><text:span text:style-name="Основной_20_текст4"><text:span text:style-name="T31">1</text:span></text:span><text:span text:style-name="Основной_20_текст4"><text:span text:style-name="T29">.</text:span></text:span></text:p>
      <text:p text:style-name="P16"><text:span text:style-name="Основной_20_текст4"><text:span text:style-name="T6"/></text:span></text:p>
      <text:p text:style-name="P17"><text:span text:style-name="Основной_20_текст4"><text:span text:style-name="T32">8</text:span></text:span><text:span text:style-name="Основной_20_текст4"><text:span text:style-name="T25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1">1</text:span></text:span><text:span text:style-name="Основной_20_текст4"><text:span text:style-name="T62">∩</text:span></text:span><text:span text:style-name="Основной_20_текст4"><text:span text:style-name="T25">Р</text:span></text:span><text:span text:style-name="Основной_20_текст4"><text:span text:style-name="T81">2</text:span></text:span><text:span text:style-name="Основной_20_текст4"><text:span text:style-name="T25">, де події Р</text:span></text:span><text:span text:style-name="Основной_20_текст4"><text:span text:style-name="T81">1 </text:span></text:span><text:span text:style-name="Основной_20_текст4"><text:span text:style-name="T25">і Р</text:span></text:span><text:span text:style-name="Основной_20_текст4"><text:span text:style-name="T81">2</text:span></text:span><text:span text:style-name="Основной_20_текст4"><text:span text:style-name="T25"> задані регулярними виразами r</text:span></text:span><text:span text:style-name="Основной_20_текст4"><text:span text:style-name="T81">1</text:span></text:span><text:span text:style-name="Основной_20_текст4"><text:span text:style-name="T25"> і r</text:span></text:span><text:span text:style-name="Основной_20_текст4"><text:span text:style-name="T81">2</text:span></text:span><text:span text:style-name="Основной_20_текст4"><text:span text:style-name="T25"> відповідно.</text:span></text:span></text:p>
      <text:p text:style-name="P17"><text:span text:style-name="Основной_20_текст4"><text:span text:style-name="T6"/></text:span></text:p>
      <text:p text:style-name="P22"><text:span text:style-name="Основной_20_текст4"><text:span text:style-name="T34">9</text:span></text:span><text:span text:style-name="Основной_20_текст4"><text:span text:style-name="T10">. </text:span></text:span><text:span text:style-name="Основной_20_текст4"><text:span text:style-name="T52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64">φ</text:span></text:span><text:span text:style-name="Основной_20_текст4"><text:span text:style-name="T85">A</text:span></text:span><text:span text:style-name="Основной_20_текст4"><text:span text:style-name="T52">(x</text:span></text:span><text:span text:style-name="Основной_20_текст4"><text:span text:style-name="T85">i1</text:span></text:span><text:span text:style-name="Основной_20_текст4"><text:span text:style-name="T52">x</text:span></text:span><text:span text:style-name="Основной_20_текст4"><text:span text:style-name="T85">i2</text:span></text:span><text:span text:style-name="Основной_20_текст4"><text:span text:style-name="T52"> ... x</text:span></text:span><text:span text:style-name="Основной_20_текст4"><text:span text:style-name="T85">ik</text:span></text:span><text:span text:style-name="Основной_20_текст4"><text:span text:style-name="T52">) = y</text:span></text:span><text:span text:style-name="Основной_20_текст4"><text:span text:style-name="T85">i1</text:span></text:span><text:span text:style-name="Основной_20_текст4"><text:span text:style-name="T52">y</text:span></text:span><text:span text:style-name="Основной_20_текст4"><text:span text:style-name="T85">i2</text:span></text:span><text:span text:style-name="Основной_20_текст4"><text:span text:style-name="T52"> ... y</text:span></text:span><text:span text:style-name="Основной_20_текст4"><text:span text:style-name="T85">ik</text:span></text:span><text:span text:style-name="Основной_20_текст4"><text:span text:style-name="T52">:</text:span></text:span></text:p>
      <text:p text:style-name="P22"><text:span text:style-name="Основной_20_текст4"><text:span text:style-name="T52">y(0) = y(1) = 1, y(t + 2) = x(t).</text:span></text:span></text:p>
      <text:p text:style-name="P17"><text:span text:style-name="Основной_20_текст4"><text:span text:style-name="T10"/></text:span></text:p>
      <text:p text:style-name="P20"><text:span text:style-name="Основной_20_текст4"><text:span text:style-name="T10">1</text:span></text:span><text:span text:style-name="Основной_20_текст4"><text:span text:style-name="T34">0</text:span></text:span><text:span text:style-name="Основной_20_текст4"><text:span text:style-name="T10">. </text:span></text:span><text:span text:style-name="Основной_20_текст4"><text:span text:style-name="T37">Навести приклад таких подій P і Q, що:</text:span></text:span></text:p>
      <text:p text:style-name="P20"><text:span text:style-name="Основной_20_текст4"><text:span text:style-name="T37">(а) P ⊂ Q, однак P* = Q*; (б) P* = Q*, однак P ⊄ Q (символ ⊄ позначає, що не виконується жодне зі співвідношень ⊃ , ⊇ , ⊂ , ⊆ , =).</text:span></text:span></text:p>
      <text:p text:style-name="P17"><text:span text:style-name="Основной_20_текст4"><text:span text:style-name="T10"/></text:span></text:p>
      <text:p text:style-name="P25"><text:span text:style-name="Основной_20_текст4"><text:span text:style-name="T21">1</text:span></text:span><text:span text:style-name="Основной_20_текст4"><text:span text:style-name="T34">1</text:span></text:span><text:span text:style-name="Основной_20_текст4"><text:span text:style-name="T21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25"><text:span text:style-name="Основной_20_текст4"><text:span text:style-name="T10"/></text:span></text:p>
      <text:p text:style-name="P17"><text:span text:style-name="Основной_20_текст4"><text:span text:style-name="T57">1</text:span></text:span><text:span text:style-name="Основной_20_текст4"><text:span text:style-name="T59">2</text:span></text:span><text:span text:style-name="Основной_20_текст4"><text:span text:style-name="T57">. Довести л</text:span></text:span><text:span text:style-name="Основной_20_текст4"><text:span text:style-name="T58">ем</text:span></text:span><text:span text:style-name="Основной_20_текст4"><text:span text:style-name="T57">у</text:span></text:span><text:span text:style-name="Основной_20_текст4"><text:span text:style-name="T58"> “про накачку”: </text:span></text:span><text:span text:style-name="Основной_20_текст4"><text:span text:style-name="T57">д</text:span></text:span><text:span text:style-name="Основной_20_текст4"><text:span text:style-name="T58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0">w</text:span></text:span><text:span text:style-name="Основной_20_текст_20__28_3_29__20__2b__20_Интервал_20_1_20_pt"><text:span text:style-name="T44">∈</text:span></text:span><text:span text:style-name="Основной_20_текст4"><text:span text:style-name="T10">Р можна записати у вигляді <text:s/></text:span></text:span><text:span text:style-name="Основной_20_текст_20__28_3_29__20__2b__20_Интервал_20_1_20_pt"><text:span text:style-name="T50">w=р</text:span></text:span><text:span text:style-name="Основной_20_текст_20__28_3_29__20__2b__20_Интервал_20_1_20_pt"><text:span text:style-name="T82">1</text:span></text:span><text:span text:style-name="Основной_20_текст_20__28_3_29__20__2b__20_Интервал_20_1_20_pt"><text:span text:style-name="T50">рр</text:span></text:span><text:span text:style-name="Основной_20_текст_20__28_3_29__20__2b__20_Интервал_20_1_20_pt"><text:span text:style-name="T82">2</text:span></text:span><text:span text:style-name="Основной_20_текст_20__28_3_29__20__2b__20_Интервал_20_1_20_pt"><text:span text:style-name="T41">, </text:span></text:span><text:span text:style-name="Основной_20_текст_20__28_3_29__20__2b__20_Интервал_20_1_20_pt"><text:span text:style-name="T42">де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44">≠</text:span></text:span><text:span text:style-name="Основной_20_текст_20__28_3_29__20__2b__20_Интервал_20_1_20_pt"><text:span text:style-name="T49">е</text:span></text:span><text:span text:style-name="Основной_20_текст_20__28_3_29__20__2b__20_Интервал_20_1_20_pt"><text:span text:style-name="T48"> </text:span></text:span><text:span text:style-name="Основной_20_текст_20__28_3_29__20__2b__20_Интервал_20_1_20_pt"><text:span text:style-name="T43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3">)</text:span></text:span><text:span text:style-name="Основной_20_текст_20__28_3_29__20__2b__20_Интервал_20_1_20_pt"><text:span text:style-name="T41">, так, що для всіх k = 0, 1, 2, ... виконуватиметься 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82">1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91">k</text:span></text:span><text:span text:style-name="Основной_20_текст_20__28_3_29__20__2b__20_Интервал_20_1_20_pt"><text:span text:style-name="T50">р</text:span></text:span><text:span text:style-name="Основной_20_текст_20__28_3_29__20__2b__20_Интервал_20_1_20_pt"><text:span text:style-name="T82">2</text:span></text:span><text:span text:style-name="Основной_20_текст_20__28_3_29__20__2b__20_Интервал_20_1_20_pt"><text:span text:style-name="T44">∈</text:span></text:span><text:span text:style-name="Основной_20_текст4"><text:span text:style-name="T10">Р.</text:span></text:span></text:p>
      <text:p text:style-name="P17"><text:span text:style-name="Основной_20_текст4"><text:span text:style-name="T1"/></text:span></text:p>
      <text:p text:style-name="P17"><text:span text:style-name="Основной_20_текст4"><text:span text:style-name="T32">1</text:span></text:span><text:span text:style-name="Основной_20_текст4"><text:span text:style-name="T34">3</text:span></text:span><text:span text:style-name="Основной_20_текст4"><text:span text:style-name="T32">. </text:span></text:span><text:span text:style-name="Основной_20_текст4"><text:span text:style-name="T33">Навести приклад події, яка нерегулярна і (одночасно) задовольняє умову “леми про накачку”.</text:span></text:span></text:p>
      <text:p text:style-name="P17"><text:span text:style-name="Основной_20_текст4"><text:span text:style-name="T33"/></text:span></text:p>
      <text:p text:style-name="P18"><text:span text:style-name="Основной_20_текст4"><text:span text:style-name="T12">1</text:span></text:span><text:span text:style-name="Основной_20_текст4"><text:span text:style-name="T34">4</text:span></text:span><text:span text:style-name="Основной_20_текст4"><text:span text:style-name="T12">. </text:span></text:span><text:span text:style-name="Основной_20_текст4"><text:span text:style-name="T10">Нехай </text:span></text:span><text:span text:style-name="Основной_20_текст4"><text:span text:style-name="T46">х</text:span></text:span><text:span text:style-name="Основной_20_текст4"><text:span text:style-name="T89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46">х</text:span></text:span><text:span text:style-name="Основной_20_текст4"><text:span text:style-name="T10">. Скориставшись лемою “про накачку” </text:span></text:span><text:span text:style-name="Основной_20_текст4"><text:span text:style-name="T12">(див. задачу №1</text:span></text:span><text:span text:style-name="Основной_20_текст4"><text:span text:style-name="T34">2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18"><text:span text:style-name="Основной_20_текст4"><text:span text:style-name="T10">Р={</text:span></text:span><text:span text:style-name="Основной_20_текст4"><text:span text:style-name="T47">ww</text:span></text:span><text:span text:style-name="Основной_20_текст4"><text:span text:style-name="T10">| </text:span></text:span><text:span text:style-name="Основной_20_текст4"><text:span text:style-name="T47">w</text:span></text:span><text:span text:style-name="Основной_20_текст4"><text:span text:style-name="T63">∈</text:span></text:span><text:span text:style-name="Основной_20_текст4"><text:span text:style-name="T34">{a, b}</text:span></text:span><text:span text:style-name="Основной_20_текст4"><text:span text:style-name="T90">*</text:span></text:span><text:span text:style-name="Основной_20_текст4"><text:span text:style-name="T34"> - множина слів у алфавіті {a, b}</text:span></text:span><text:span text:style-name="Основной_20_текст4"><text:span text:style-name="T10">} не регулярна.</text:span></text:span></text:p>
      <text:p text:style-name="P17"><text:soft-page-break/><text:span text:style-name="Основной_20_текст4"><text:span text:style-name="T10"/></text:span></text:p>
      <text:p text:style-name="P17"><text:span text:style-name="Основной_20_текст4"><text:span text:style-name="T21">1</text:span></text:span><text:span text:style-name="Основной_20_текст4"><text:span text:style-name="T35">5</text:span></text:span><text:span text:style-name="Основной_20_текст4"><text:span text:style-name="T21">. Назвіть критерії оцінки оптимальності (мінімальності) регулярних виразів. </text:span></text:span><text:span text:style-name="Основной_20_текст4"><text:span text:style-name="T22">Чи існує </text:span></text:span><text:span text:style-name="Основной_20_текст4"><text:span text:style-name="T21">в алгебрі регулярних подій </text:span></text:span><text:span text:style-name="Основной_20_текст4"><text:span text:style-name="T22">алгоритм пошуку </text:span></text:span><text:span text:style-name="Основной_20_текст4"><text:span text:style-name="T21">оптимально</text:span></text:span><text:span text:style-name="Основной_20_текст4"><text:span text:style-name="T22">го</text:span></text:span><text:span text:style-name="Основной_20_текст4"><text:span text:style-name="T21"> (мінімально</text:span></text:span><text:span text:style-name="Основной_20_текст4"><text:span text:style-name="T22">го</text:span></text:span><text:span text:style-name="Основной_20_текст4"><text:span text:style-name="T21">) регулярн</text:span></text:span><text:span text:style-name="Основной_20_текст4"><text:span text:style-name="T22">ого</text:span></text:span><text:span text:style-name="Основной_20_текст4"><text:span text:style-name="T21"> вираз</text:span></text:span><text:span text:style-name="Основной_20_текст4"><text:span text:style-name="T22">у, рівносильного </text:span></text:span><text:span text:style-name="Основной_20_текст4"><text:span text:style-name="T21">(еквівалентно</text:span></text:span><text:span text:style-name="Основной_20_текст4"><text:span text:style-name="T22">го</text:span></text:span><text:span text:style-name="Основной_20_текст4"><text:span text:style-name="T21">)</text:span></text:span><text:span text:style-name="Основной_20_текст4"><text:span text:style-name="T22"> даному? Відповідь обґрунтувати.</text:span></text:span></text:p>
      <text:p text:style-name="P17"><text:span text:style-name="Основной_20_текст4"><text:span text:style-name="T22"/></text:span></text:p>
      <text:p text:style-name="P17"><text:span text:style-name="T69">16</text:span><text:span text:style-name="T68">. </text:span><text:span text:style-name="T73">Нехай подія P зображувана в скінченному автоматі A та </text:span><text:span text:style-name="T74">e</text:span><text:span text:style-name="T73">∉P </text:span><text:span text:style-name="Основной_20_текст_20__28_3_29__20__2b__20_Интервал_20_1_20_pt"><text:span text:style-name="T43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3">)</text:span></text:span><text:span text:style-name="T73">. Як побудувати новий скінченний автомат A′, що зображує подію P ∪ {</text:span><text:span text:style-name="T74">e</text:span><text:span text:style-name="T73">}?</text:span></text:p>
      <text:p text:style-name="P27"/>
      <text:p text:style-name="P10"><text:span text:style-name="T98">1</text:span><text:span text:style-name="T99">7</text:span><text:span text:style-name="T97">. Нехай для непорожньої події P виконується рівність P</text:span><text:span text:style-name="T93">2</text:span><text:span text:style-name="T97">=P. Довести, що:</text:span></text:p>
      <text:p text:style-name="P5"><text:span text:style-name="T67">(а) </text:span><text:span text:style-name="T72">e</text:span><text:span text:style-name="T67">∈P </text:span><text:span text:style-name="Основной_20_текст_20__28_3_29__20__2b__20_Интервал_20_1_20_pt"><text:span text:style-name="T43">(</text:span></text:span><text:span text:style-name="Основной_20_текст_20__28_3_29__20__2b__20_Интервал_20_1_20_pt"><text:span text:style-name="T48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3">)</text:span></text:span><text:span text:style-name="T67">; (б) P</text:span><text:span text:style-name="T92">*</text:span><text:span text:style-name="T67">=P.</text:span></text:p>
      <text:p text:style-name="P6"/>
      <text:p text:style-name="P23"><text:span text:style-name="T95">1</text:span><text:span text:style-name="T96">8</text:span><text:span text:style-name="T94">. </text:span><text:span text:style-name="Основной_20_текст4"><text:span text:style-name="T30">Нехай Р – нерегулярна подія, R – скінченна подія. Довести, що подія S – нерегулярна, </text:span></text:span><text:span text:style-name="Основной_20_текст4"><text:span text:style-name="T38">якщо </text:span></text:span><text:span text:style-name="Основной_20_текст4"><text:span text:style-name="T30">а) S=P</text:span></text:span><text:span text:style-name="Основной_20_текст4"><text:span text:style-name="T45">∪</text:span></text:span><text:span text:style-name="Основной_20_текст4"><text:span text:style-name="T30">R, б) S=P\R.</text:span></text:span></text:p>
      <text:p text:style-name="P23"><text:span text:style-name="Основной_20_текст4"><text:span text:style-name="T30"/></text:span></text:p>
      <text:p text:style-name="P19"><text:span text:style-name="Основной_20_текст4"><text:span text:style-name="T36">19. Написати регулярний вираз у алфавіті X = {0, 1}, який задає подію, що складається зі всіх слів таких і тільки таких, у яких кількість символів 0 кратна 3.</text:span></text:span></text:p>
      <text:p text:style-name="P24"><text:span text:style-name="Основной_20_текст4"><text:span text:style-name="T36"/></text:span></text:p>
      <text:p text:style-name="P20"><text:span text:style-name="Основной_20_текст4"><text:span text:style-name="T37">20. </text:span></text:span><text:span text:style-name="Основной_20_текст4"><text:span text:style-name="T102">Нехай</text:span></text:span><text:span text:style-name="Основной_20_текст4"><text:span text:style-name="T37"> вхідний алфавіт </text:span></text:span><text:span text:style-name="T70">X = {0, 1}. </text:span><text:span text:style-name="T71">Н</text:span><text:span text:style-name="T70">авести автомат, який допускає ланцюжки, де кількість "1" - парна, а кількість "0" — непарна.</text:span></text:p>
      <text:p text:style-name="P26"/>
      <text:p text:style-name="P8"><text:span text:style-name="T101">21</text:span>. Побудувати скінчений автомат, що розпізнає парні числа, які записані у двійковій формі та зчитуються зліва направо.</text:p>
      <text:p text:style-name="P9"/>
      <text:p text:style-name="P7"><text:span text:style-name="T101">22</text:span>. Побудувати скінчений автомат, здатний розпізнавати десяткові числа, що записані у формі з плаваючою крапкою (±dd*.d*E±dd, де d∈{0, 1, 2, ..., 9}). </text:p>
      <text:p text:style-name="P7"/>
      <text:p text:style-name="P17"><text:span text:style-name="Основной_20_текст4"><text:span text:style-name="T52">2</text:span></text:span><text:span text:style-name="Основной_20_текст4"><text:span text:style-name="T53">3. </text:span></text:span><text:span text:style-name="Основной_20_текст4"><text:span text:style-name="T52">Довести </text:span></text:span><text:span text:style-name="Основной_20_текст4"><text:span text:style-name="T102">тотожність</text:span></text:span><text:span text:style-name="Основной_20_текст4"><text:span text:style-name="T52"> для регулярних виразів:</text:span></text:span></text:p>
      <text:p text:style-name="P28"><text:span text:style-name="Основной_20_текст4"><text:span text:style-name="T51">((a ∪ bb)*aa)* = e ∪ (a ∪ bb)*aa.</text:span></text:span></text:p>
      <text:p text:style-name="P28"><text:span text:style-name="Основной_20_текст4"><text:span text:style-name="T51"/></text:span></text:p>
      <text:p text:style-name="P31"><text:span text:style-name="Основной_20_текст4"><text:span text:style-name="T54">24. </text:span></text:span><text:span text:style-name="Основной_20_текст4"><text:span text:style-name="T55">Побудувати приклад двох невiдрiзнюваних автоматiв, якi не є iзоморфними.</text:span></text:span></text:p>
      <text:p text:style-name="P28"><text:span text:style-name="Основной_20_текст4"><text:span text:style-name="T51"/></text:span></text:p>
      <text:p text:style-name="P29"><text:span text:style-name="Основной_20_текст4"><text:span text:style-name="T55"/></text:span></text:p>
      <text:p text:style-name="P30"><text:span text:style-name="Основной_20_текст4"><text:span text:style-name="T5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6:12:22.859193065</meta:creation-date>
    <dc:date>2022-05-30T06:10:59.428281741</dc:date>
    <meta:editing-duration>PT5H58M54S</meta:editing-duration>
    <meta:editing-cycles>28</meta:editing-cycles>
    <meta:generator>LibreOffice/6.4.7.2$Linux_X86_64 LibreOffice_project/40$Build-2</meta:generator>
    <meta:document-statistic meta:table-count="6" meta:image-count="0" meta:object-count="0" meta:page-count="3" meta:paragraph-count="182" meta:word-count="881" meta:character-count="5111" meta:non-whitespace-character-count="4390"/>
  </office:meta>
</office:document-meta>
</file>